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2efdee" officeooo:paragraph-rsid="00634d6b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84032c" officeooo:paragraph-rsid="0084032c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style:text-underline-style="none" fo:font-weight="normal" officeooo:rsid="0084032c" officeooo:paragraph-rsid="00634d6b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size="20pt" style:text-underline-style="none" fo:font-weight="normal" officeooo:rsid="0084032c" officeooo:paragraph-rsid="0084032c" style:font-size-asian="20pt" style:font-weight-asian="normal" style:font-size-complex="20pt" style:font-weight-complex="normal"/>
    </style:style>
    <style:style style:name="P5" style:family="paragraph" style:parent-style-name="Standard">
      <style:text-properties officeooo:rsid="00153da1"/>
    </style:style>
    <style:style style:name="P6" style:family="paragraph" style:parent-style-name="Standard">
      <style:text-properties fo:font-size="20pt" style:text-underline-style="none" fo:font-weight="bold" officeooo:rsid="0084032c" officeooo:paragraph-rsid="0084032c" style:font-size-asian="20pt" style:font-weight-asian="bold" style:font-size-complex="20pt" style:font-weight-complex="bold"/>
    </style:style>
    <style:style style:name="P7" style:family="paragraph" style:parent-style-name="Standard" style:list-style-name="L1">
      <style:paragraph-properties>
        <style:tab-stops>
          <style:tab-stop style:position="16.501cm"/>
        </style:tab-stops>
      </style:paragraph-properties>
      <style:text-properties fo:font-size="20pt" fo:font-weight="normal" officeooo:rsid="0084032c" officeooo:paragraph-rsid="0084032c" style:font-size-asian="20pt" style:font-weight-asian="normal" style:font-size-complex="20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f71d7"/>
    </style:style>
    <style:style style:name="T3" style:family="text">
      <style:text-properties style:text-underline-style="none" officeooo:rsid="0084032c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officeooo:rsid="00858021"/>
    </style:style>
    <style:style style:name="T6" style:family="text">
      <style:text-properties style:text-underline-style="none" officeooo:rsid="00865aa1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tyle="italic" style:text-underline-style="none" officeooo:rsid="00865aa1" style:font-style-asian="italic" style:font-style-complex="italic"/>
    </style:style>
    <style:style style:name="T9" style:family="text">
      <style:text-properties fo:font-style="italic" style:text-underline-style="none" officeooo:rsid="00858021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PU TOLEDO v </text:span><text:span text:style-name="T3">1</text:span><text:span text:style-name="T2">.0</text:span></text:p>
      <text:p text:style-name="P3"/>
      <text:p text:style-name="P2"><text:span text:style-name="T7">Características</text:span><text:span text:style-name="T4">:</text:span></text:p>
      <text:p text:style-name="P4">- Largura do barramento de dados (BD): 8 bits</text:p>
      <text:p text:style-name="P4">- Largura do barramento de endereço (BE): 8 bits</text:p>
      <text:p text:style-name="P4">- Largura do barramento de controle (BC): 18 bits de sinais</text:p>
      <text:p text:style-name="P4"/>
      <text:p text:style-name="P2"><text:span text:style-name="T4">- </text:span><text:span text:style-name="T1">UNIDADE DE CONTROLE MANUAL</text:span></text:p>
      <text:p text:style-name="P6"/>
      <text:p text:style-name="P4">- Executa programa alocado na Memória RAM</text:p>
      <text:list xml:id="list8063764302706438528" text:style-name="L1">
        <text:list-item>
          <text:p text:style-name="P7"><text:span text:style-name="T1">Para executar o programa, deve-se clicar com o botão </text:span><text:span text:style-name="T5">sobre a Memória RAM → </text:span><text:span text:style-name="T8">Carregar </text:span><text:span text:style-name="T9">Imagem</text:span><text:span text:style-name="T5"> ou </text:span><text:span text:style-name="T8">Load Image</text:span><text:span text:style-name="T6"> e escolher o arquivo “programa.txt” que está no diretório “7 – Memória RAM</text:span></text:p>
        </text:list-item>
      </text:list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09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01:07:17.047344106</meta:creation-date>
    <dc:date>2017-10-22T21:34:02.626149532</dc:date>
    <meta:editing-duration>PT10H57M31S</meta:editing-duration>
    <meta:editing-cycles>8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78" meta:character-count="433" meta:non-whitespace-character-count="363"/>
  </office:meta>
</office:document-meta>
</file>